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text-properties style:font-name="Times New Roman1" fo:font-size="12pt"/>
    </style:style>
    <style:style style:name="P11" style:family="paragraph" style:parent-style-name="Standard">
      <style:paragraph-properties fo:line-height="115%"/>
      <style:text-properties style:font-name="Times New Roman1" fo:font-size="12pt"/>
    </style:style>
    <style:style style:name="P12" style:family="paragraph" style:parent-style-name="Text_20_body">
      <style:paragraph-properties fo:break-before="page"/>
    </style:style>
    <style:style style:name="P13" style:family="paragraph" style:parent-style-name="Standard" style:list-style-name="WWNum33"/>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line-height="115%"/>
      <style:text-properties style:font-name="Times New Roman1" fo:font-size="12pt"/>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2">
            <text:p text:style-name="P2">3.12</text:p>
          </table:table-cell>
        </table:table-row>
        <table:table-row>
          <table:table-cell table:style-name="Table1.A1" office:value-type="string">
            <text:p text:style-name="P2">Current Build</text:p>
          </table:table-cell>
          <table:table-cell table:style-name="Table1.B1" office:value-type="float" office:value="230925">
            <text:p text:style-name="P2">2309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230925">
            <text:p text:style-name="P2">230925</text:p>
          </table:table-cell>
        </table:table-row>
      </table:table>
      <text:p text:style-name="Standard"/>
      <text:h text:style-name="Heading_20_2" text:outline-level="2">Last Update</text:h>
      <text:list xml:id="list3257349844319130497" text:style-name="WWNum33">
        <text:list-item>
          <text:p text:style-name="P15">Commit #530 – Update – new table 'frost_sensor_relays', used to link sensors used for frost control to zone relays.</text:p>
        </text:list-item>
        <text:list-item>
          <text:p text:style-name="P13">Commit #530 – Update<text:span text:style-name="T2"> – 'sensors.php', 'footer.php', 'model.php, 'ajax_fetch_data.php' and 'controller.py' <text:s/>– changes to 'Frost Control' to allow multiple zone controller relays to be attached to a single sensor being used for frost control.</text:span></text:p>
        </text:list-item>
        <text:list-item>
          <text:p text:style-name="P13"><text:span text:style-name="T2">Commit #530 - Bug Fix – 'setup.php' – revert to previous version.</text:span></text:p>
        </text:list-item>
        <text:list-item>
          <text:p text:style-name="P13"><text:span text:style-name="T2">#Commit #530 - Add Feature – New software install Add On to deploy Mosquitto Broker and Zigbee2MQTT. Change to 'gateway.py' for zigbee2mqtt message.</text:span></text:p>
        </text:list-item>
      </text:list>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Text_20_body"/>
      <text:p text:style-name="P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Update – 'homelist.php' and 'ajax_fetch_data.php' to update the 'Mode' tile on change.</text:p>
            <text:p text:style-name="P11">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Bug Fix – 'gateway.py' – reading MQTT Sensors – test if the message format is either a float variable or a python dictionary.</text:p>
          </table:table-cell>
        </table:table-row>
        <table:table-row>
          <table:table-cell table:style-name="Table44.A2" office:value-type="date" office:date-value="2025-09-23">
            <text:p text:style-name="P4">23/09/25</text:p>
          </table:table-cell>
          <table:table-cell table:style-name="Table44.C2" office:value-type="float" office:value="3.12">
            <text:p text:style-name="P4">3.12</text:p>
          </table:table-cell>
          <table:table-cell table:style-name="Table44.C2" office:value-type="float" office:value="230925">
            <text:p text:style-name="P4">230925</text:p>
          </table:table-cell>
          <table:table-cell table:style-name="Table44.B2" office:value-type="string">
            <text:p text:style-name="P4">1.00</text:p>
          </table:table-cell>
          <table:table-cell table:style-name="Table44.C2" office:value-type="float" office:value="230925">
            <text:p text:style-name="P4">230925</text:p>
          </table:table-cell>
          <table:table-cell table:style-name="Table44.B2" office:value-type="string">
            <text:p text:style-name="P10">Bug Fix – 'setup.php' – revert to previous version.</text:p>
            <text:p text:style-name="P10">Update – new table 'frost_sensor_relays', used to link sensors used for frost control to zone relays.</text:p>
            <text:p text:style-name="P10">Update – 'sensors.php', 'footer.php', 'model.php, 'ajax_fetch_data.php' and 'controller.py' <text:s/>– changes to 'Frost Control' to allow multiple zone controller relays to be attached to a single sensor being used for frost control.</text:p>
            <text:p text:style-name="P11">Add Feature – New software install Add On to deploy Mosquitto Broker and Zigbee2MQTT. Change to 'gateway.py' for zigbee2mqtt messa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6</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5-10-17T08:24:42.81</dc:date>
    <meta:print-date>2024-04-17T07:07:00Z</meta:print-date>
    <meta:editing-cycles>111</meta:editing-cycles>
    <meta:editing-duration>P1DT7H54M34S</meta:editing-duration>
    <meta:document-statistic meta:table-count="44" meta:image-count="0" meta:object-count="0" meta:page-count="46" meta:paragraph-count="3057" meta:word-count="11520" meta:character-count="7238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wnloads/changelog.odt/Normal.dotm"/>
  </office:meta>
</office:document-meta>
</file>